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.3cm" svg:x="1.95cm" svg:y="1.2cm">
          <text:p text:style-name="P1"><text:span text:style-name="T1">&lt;&lt;abstract&gt;&gt;</text:span></text:p>
          <text:p text:style-name="P1"><text:span text:style-name="T2">BaseClass</text:span></text:p>
        </draw:rect>
        <draw:rect draw:style-name="gr1" draw:text-style-name="P2" draw:layer="layout" svg:width="3.5cm" svg:height="1cm" svg:x="1.95cm" svg:y="4cm">
          <text:p text:style-name="P1"><text:span text:style-name="T2">EmptySubClass</text:span></text:p>
        </draw:rect>
        <draw:custom-shape draw:style-name="gr2" draw:text-style-name="P3" draw:layer="layout" svg:width="0.5cm" svg:height="0.5cm" svg:x="3.45cm" svg:y="2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7cm" svg:y1="3cm" svg:x2="3.7cm" svg:y2="4cm">
          <text:p/>
        </draw:line>
        <draw:custom-shape draw:style-name="gr4" draw:text-style-name="P4" draw:layer="layout" svg:width="4.5cm" svg:height="1.25cm" svg:x="6.95cm" svg:y="0.5cm">
          <text:p text:style-name="P1"><text:span text:style-name="T3">Contains all generated code </text:span></text:p>
          <draw:enhanced-geometry svg:viewBox="0 0 21600 21600" draw:text-areas="800 800 20800 20800" draw:type="round-rectangular-callout" draw:modifiers="-6915.26327482782 27090.6474820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5cm" svg:height="1.25cm" svg:x="6.95cm" svg:y="3cm">
          <text:p text:style-name="P1"><text:span text:style-name="T3">Empty class in which all handwritten code is added</text:span></text:p>
          <draw:enhanced-geometry svg:viewBox="0 0 21600 21600" draw:text-areas="800 800 20800 20800" draw:type="round-rectangular-callout" draw:modifiers="-5764.18832939466 26848.9208633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5cm" svg:height="1.25cm" svg:x="6.65cm" svg:y="5.7cm">
          <text:p text:style-name="P1"><text:span text:style-name="T3">Only generated if it is not there yet</text:span></text:p>
          <draw:enhanced-geometry svg:viewBox="0 0 21600 21600" draw:text-areas="800 800 20800 20800" draw:type="round-rectangular-callout" draw:modifiers="-7073.6280826483 -11257.5539568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4cm" fo:page-height="7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8-08-19T10:04:17</dc:date>
    <meta:editing-cycles>5</meta:editing-cycles>
    <meta:editing-duration>PT43M29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